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2004b1"/>
    </style:style>
    <style:style style:name="P2" style:family="paragraph" style:parent-style-name="Text_20_body">
      <style:text-properties officeooo:rsid="002004b1" officeooo:paragraph-rsid="002004b1"/>
    </style:style>
    <style:style style:name="P3" style:family="paragraph" style:parent-style-name="Text_20_body">
      <style:text-properties officeooo:rsid="0021e59b" officeooo:paragraph-rsid="0021e59b"/>
    </style:style>
    <style:style style:name="P4" style:family="paragraph" style:parent-style-name="Text_20_body">
      <style:text-properties officeooo:rsid="00222fd7" officeooo:paragraph-rsid="00222fd7"/>
    </style:style>
    <style:style style:name="P5" style:family="paragraph" style:parent-style-name="Text_20_body">
      <style:text-properties officeooo:rsid="00244bce" officeooo:paragraph-rsid="00244bce"/>
    </style:style>
    <style:style style:name="P6" style:family="paragraph" style:parent-style-name="Text_20_body">
      <style:text-properties officeooo:rsid="00244bce" officeooo:paragraph-rsid="0026c70c"/>
    </style:style>
    <style:style style:name="P7" style:family="paragraph" style:parent-style-name="Text_20_body">
      <style:text-properties officeooo:rsid="00277158" officeooo:paragraph-rsid="00277158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Title" style:master-page-name="First_20_Page">
      <style:paragraph-properties style:page-number="auto"/>
    </style:style>
    <style:style style:name="P10" style:family="paragraph" style:parent-style-name="Heading_20_1" style:list-style-name=""/>
    <style:style style:name="P11" style:family="paragraph" style:parent-style-name="Heading_20_1">
      <style:text-properties officeooo:rsid="0026c70c"/>
    </style:style>
    <style:style style:name="P12" style:family="paragraph" style:parent-style-name="Heading_20_1">
      <style:text-properties officeooo:rsid="0026c70c" officeooo:paragraph-rsid="0026c70c"/>
    </style:style>
    <style:style style:name="P13" style:family="paragraph" style:parent-style-name="Heading_20_1">
      <style:paragraph-properties fo:break-before="page"/>
      <style:text-properties officeooo:rsid="002255a7" officeooo:paragraph-rsid="002255a7"/>
    </style:style>
    <style:style style:name="P14" style:family="paragraph" style:parent-style-name="Contents_20_Heading" style:master-page-name="Standard">
      <style:paragraph-properties style:page-number="1" fo:break-before="page"/>
    </style:style>
    <style:style style:name="P15" style:family="paragraph" style:parent-style-name="Text_20_body" style:list-style-name="L1">
      <style:text-properties officeooo:rsid="00277158" officeooo:paragraph-rsid="00277158"/>
    </style:style>
    <style:style style:name="T1" style:family="text">
      <style:text-properties officeooo:rsid="002255a7"/>
    </style:style>
    <style:style style:name="T2" style:family="text">
      <style:text-properties officeooo:rsid="0026c70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Implementation - Rypto</text:span><text:line-break/><text:date style:data-style-name="N10076" text:date-value="2017-03-16T09:20:31.075921026">March 16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">Table of Contents</text:p>
          </text:index-title>
          <text:p text:style-name="P8"><text:a xlink:type="simple" xlink:href="#__RefHeading___Toc114_700232704" text:style-name="Index_20_Link" text:visited-style-name="Index_20_Link">Preface<text:tab/>2</text:a></text:p>
          <text:p text:style-name="P8"><text:a xlink:type="simple" xlink:href="#__RefHeading___Toc97_1780184291" text:style-name="Index_20_Link" text:visited-style-name="Index_20_Link">Algorithms and data structures<text:tab/>2</text:a></text:p>
          <text:p text:style-name="P8"><text:a xlink:type="simple" xlink:href="#__RefHeading___Toc99_1780184291" text:style-name="Index_20_Link" text:visited-style-name="Index_20_Link">Problem to be solved<text:tab/>2</text:a></text:p>
          <text:p text:style-name="P8"><text:a xlink:type="simple" xlink:href="#__RefHeading___Toc101_1780184291" text:style-name="Index_20_Link" text:visited-style-name="Index_20_Link">Input<text:tab/>2</text:a></text:p>
          <text:p text:style-name="P8"><text:a xlink:type="simple" xlink:href="#__RefHeading___Toc103_1780184291" text:style-name="Index_20_Link" text:visited-style-name="Index_20_Link">Performance<text:tab/>2</text:a></text:p>
        </text:index-body>
      </text:table-of-content>
      <text:p text:style-name="Text_20_body"/>
      <text:h text:style-name="P10" text:outline-level="1"/>
      <text:h text:style-name="P13" text:outline-level="1"><text:bookmark-start text:name="__RefHeading___Toc114_700232704"/>Preface<text:bookmark-end text:name="__RefHeading___Toc114_700232704"/></text:h>
      <text:p text:style-name="P4"><text:span text:style-name="T1">"</text:span>Tietorakenteet ja algoritmit<text:span text:style-name="T1">"</text:span> – <text:span text:style-name="T1">excercise</text:span>.</text:p>
      <text:p text:style-name="P2">Rypto <text:span text:style-name="T1">is a software, which can encrypt and decrypt.</text:span></text:p>
      <text:h text:style-name="P11" text:outline-level="1"><text:bookmark-start text:name="__RefHeading___Toc97_1780184291"/>General structure<text:bookmark-end text:name="__RefHeading___Toc97_1780184291"/></text:h>
      <text:p text:style-name="P7">Software is comprised of the following main components:</text:p>
      <text:list xml:id="list6626479613133168815" text:style-name="L1">
        <text:list-item>
          <text:p text:style-name="P15">Library aes – all of the AES-related functionality</text:p>
        </text:list-item>
        <text:list-item>
          <text:p text:style-name="P15">Executable rypto – user interface</text:p>
        </text:list-item>
        <text:list-item>
          <text:p text:style-name="P15">Test cases – CUnit format</text:p>
        </text:list-item>
      </text:list>
      <text:h text:style-name="P11" text:outline-level="1"><text:bookmark-start text:name="__RefHeading___Toc99_1780184291"/>Time and space efficiency<text:bookmark-end text:name="__RefHeading___Toc99_1780184291"/></text:h>
      <text:h text:style-name="Heading_20_1" text:outline-level="1">Performance</text:h>
      <text:p text:style-name="P6">Space efficiency: Used space is constant.</text:p>
      <text:p text:style-name="P6">Time efficiency: O(N)</text:p>
      <text:h text:style-name="P12" text:outline-level="1">Missing features, possible new features</text:h>
      <text:p text:style-name="P5"/>
      <text:p text:style-name="P3"/>
      <text:p text:style-name="P1"/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index-title text:style-name="Sect1" text:name="Bibliography1_Head">
            <text:p text:style-name="Bibliography_20_Heading">References</text:p>
          </text:index-title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3-16T09:18:26.510950000</dc:date>
    <dc:creator>Riku Kalinen</dc:creator>
    <meta:editing-duration>PT52M11S</meta:editing-duration>
    <meta:editing-cycles>11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21" meta:word-count="87" meta:character-count="568" meta:non-whitespace-character-count="501"/>
  </office:meta>
</office:document-meta>
</file>